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86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1.623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7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0:list.L20">
            <calcext:condition calcext:apply-style-name="Accent" calcext:value="=b" calcext:base-cell-address="list.L20"/>
          </calcext:conditional-format>
          <calcext:conditional-format calcext:target-range-address="list.B3:list.B166">
            <calcext:condition calcext:apply-style-name="Error" calcext:value="duplicate" calcext:base-cell-address="list.B3"/>
          </calcext:conditional-format>
          <calcext:conditional-format calcext:target-range-address="list.C3:list.C166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5:list.C146" table:on-update-keep-styles="true" table:on-update-keep-size="false"/>
        <table:database-range table:name="__Anonymous_Sheet_DB__0" table:target-range-address="list.B2:list.H1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2:04:59.79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2T12:14:50.301000000</dc:date>
    <meta:editing-duration>P1DT11H28M34S</meta:editing-duration>
    <meta:editing-cycles>502</meta:editing-cycles>
    <meta:document-statistic meta:table-count="1" meta:cell-count="127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